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08H31M24.485051S" calcext:value-type="time">
            <text:p>1708:31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Crystal caves cleanup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23H56M01.728S" calcext:value-type="time">
            <text:p>23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 style:data-style-name="N2" text:time-value="08:05:27.4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2T09:21:01.536000000</dc:date>
    <meta:editing-duration>P76DT13H37M15S</meta:editing-duration>
    <meta:editing-cycles>2013</meta:editing-cycles>
    <meta:generator>LibreOffice/7.2.6.2$Windows_X86_64 LibreOffice_project/b0ec3a565991f7569a5a7f5d24fed7f52653d754</meta:generator>
    <dc:creator>Benjamin Laws</dc:creator>
    <meta:document-statistic meta:table-count="2" meta:cell-count="2511" meta:object-count="0"/>
  </office:meta>
</office:document-meta>
</file>